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5" style:family="paragraph" style:parent-style-name="Text_20_body">
      <style:paragraph-properties fo:text-align="justify" style:justify-single-word="false"/>
    </style:style>
    <style:style style:name="P86" style:family="paragraph" style:parent-style-name="Text_20_body">
      <style:text-properties fo:language="ru" fo:country="RU"/>
    </style:style>
    <style:style style:name="P87" style:family="paragraph" style:parent-style-name="Text_20_body">
      <style:paragraph-properties fo:background-color="#eeeeee">
        <style:background-image/>
      </style:paragraph-properties>
    </style:style>
    <style:style style:name="P88" style:family="paragraph" style:parent-style-name="Text_20_body">
      <style:paragraph-properties fo:background-color="#eeeeee">
        <style:background-image/>
      </style:paragraph-properties>
      <style:text-properties fo:language="ru" fo:country="RU"/>
    </style:style>
    <style:style style:name="P89" style:family="paragraph" style:parent-style-name="Text_20_body">
      <style:paragraph-properties fo:text-align="justify" style:justify-single-word="false" fo:background-color="#eeeeee">
        <style:background-image/>
      </style:paragraph-properties>
      <style:text-properties fo:language="ru" fo:country="RU"/>
    </style:style>
    <style:style style:name="P90" style:family="paragraph" style:parent-style-name="First_20_line_20_indent">
      <style:paragraph-properties fo:background-color="#eeeeee">
        <style:background-image/>
      </style:paragraph-properties>
      <style:text-properties fo:language="ru" fo:country="RU"/>
    </style:style>
    <style:style style:name="P9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2" style:family="paragraph" style:parent-style-name="Text_20_body">
      <style:paragraph-properties fo:margin-left="0cm" fo:margin-right="0cm" fo:text-align="justify"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fo:color="#800000"/>
    </style:style>
    <style:style style:name="P9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5" style:family="paragraph" style:parent-style-name="Text_20_body">
      <style:paragraph-properties fo:margin-left="0cm" fo:margin-right="0cm" fo:text-align="center"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5" style:family="paragraph" style:parent-style-name="Footnote">
      <style:paragraph-properties fo:margin-left="0cm" fo:margin-right="0cm" fo:text-indent="0cm" style:auto-text-indent="fals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Footnote">
      <style:text-properties style:use-window-font-color="true"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7" style:family="paragraph" style:parent-style-name="Heading_20_1">
      <style:paragraph-properties fo:margin-left="0cm" fo:margin-right="0cm" fo:text-align="center" style:justify-single-word="false" fo:text-indent="0.499cm" style:auto-text-indent="false"/>
    </style:style>
    <style:style style:name="P118" style:family="paragraph" style:parent-style-name="Heading_20_1">
      <style:paragraph-properties fo:background-color="#eeeeee">
        <style:background-image/>
      </style:paragraph-properties>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style:paragraph-properties fo:background-color="#eeeeee">
        <style:background-image/>
      </style:paragraph-properties>
    </style:style>
    <style:style style:name="P122" style:family="paragraph" style:parent-style-name="Heading_20_2">
      <style:paragraph-properties fo:background-color="#eeeeee">
        <style:background-image/>
      </style:paragraph-properties>
      <style:text-properties fo:language="ru" fo:country="RU"/>
    </style:style>
    <style:style style:name="P12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1">
      <style:paragraph-properties fo:text-align="justify" style:justify-single-word="false"/>
      <style:text-properties fo:language="ru" fo:country="RU"/>
    </style:style>
    <style:style style:name="P126" style:family="paragraph" style:parent-style-name="Text_20_body" style:list-style-name="L2">
      <style:paragraph-properties fo:text-align="justify" style:justify-single-word="false"/>
      <style:text-properties fo:language="ru" fo:country="RU"/>
    </style:style>
    <style:style style:name="P127" style:family="paragraph" style:parent-style-name="Text_20_body" style:list-style-name="L3">
      <style:text-properties fo:language="ru" fo:country="RU"/>
    </style:style>
    <style:style style:name="P12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13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3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53814651541310334" text:style-name="L1">
        <text:list-item>
          <text:p text:style-name="P124">добавить детектив <text:span text:style-name="T1">(реализовано)</text:span>+ магические уроки/трактаты Старсвирла (реализовано)</text:p>
        </text:list-item>
        <text:list-item>
          <text:p text:style-name="P125">Терра несколько раз пытается убить Макса (один раз — в аквапарке). Несколько раз Макса спасает Селестия (даёт приказы Нексусу)</text:p>
        </text:list-item>
        <text:list-item>
          <text:p text:style-name="P125">Книги:</text:p>
        </text:list-item>
      </text:list>
      <text:list xml:id="list6897198234185232116" text:style-name="L2">
        <text:list-item>
          <text:p text:style-name="P126">«Великие грифоны прошлого» - из канона (5<text:span text:style-name="T7">s8e)</text:span></text:p>
        </text:list-item>
        <text:list-item>
          <text:p text:style-name="P126">«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6">Дасти Вейфарер «Зебрианская культура, быт и фольклор»</text:p>
        </text:list-item>
        <text:list-item>
          <text:p text:style-name="P126">«Краткая история Эквестрии»</text:p>
        </text:list-item>
        <text:list-item>
          <text:p text:style-name="P126">«Шедевры архитектуры Эквестрии» с разделом о Кантерлотском Королевском Дворце</text:p>
        </text:list-item>
        <text:list-item>
          <text:p text:style-name="P126">«Великие дела и великие чары». Страница 893: …</text:p>
        </text:list-item>
        <text:list-item>
          <text:p text:style-name="P126">«Природа Проклятий» - обмен</text:p>
        </text:list-item>
        <text:list-item>
          <text:p text:style-name="P126">«<text:span text:style-name="T39">Магия для Чайников</text:span>» - обмен</text:p>
        </text:list-item>
        <text:list-item>
          <text:p text:style-name="P126">«Энциклопедия Арканум» - обмен</text:p>
        </text:list-item>
        <text:list-item>
          <text:p text:style-name="P126">«О Гейсах» - обмен</text:p>
        </text:list-item>
        <text:list-item>
          <text:p text:style-name="P126">«<text:span text:style-name="T48">Тайны Тайных Наук</text:span>» - обмен</text:p>
        </text:list-item>
        <text:list-item>
          <text:p text:style-name="P128">«Основы Заклятий» - обмен</text:p>
        </text:list-item>
        <text:list-item>
          <text:p text:style-name="P126"><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038578832068011090" text:style-name="L3">
        <text:list-item>
          <text:p text:style-name="P1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7">Селестия — переменчивая пони. В одно время не строгая, а в другое может быть такой, что страшно становится</text:p>
        </text:list-item>
        <text:list-item>
          <text:p text:style-name="P127">У Селестии были такие элементы гармонии: Магия, Доброта, Смех. У Луны — Верность, Честность, Щедрость. (ксенофазия)</text:p>
        </text:list-item>
        <text:list-item>
          <text:p text:style-name="P1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7">Около 820-ти лет назад будущий маг Лайтнинг Стар поступил на обучение к наставнику Тииспоту</text:p>
        </text:list-item>
        <text:list-item>
          <text:p text:style-name="P1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7">У Селестии грива и хвост развеваются и переливаются от магического шампуня</text:p>
        </text:list-item>
        <text:list-item>
          <text:p text:style-name="P127">Тело Селестии очень крепкое — может выдержать несколько тонн земли</text:p>
        </text:list-item>
        <text:list-item>
          <text:p text:style-name="P127">Дискорд намного старше принцесс, его магия сильнее ихней на голову</text:p>
        </text:list-item>
        <text:list-item>
          <text:p text:style-name="P127">Луна младше Селестии на 3 года. Сёстрам около 5000 лет. По другим данным, Селестии около 2500 лет (Обмен).</text:p>
        </text:list-item>
        <text:list-item>
          <text:p text:style-name="P127">Принцессы начали войну с Дискордом в возрасте, когда им было около 700 лет — и продолжалась война почти сто лет</text:p>
        </text:list-item>
        <text:list-item>
          <text:p text:style-name="P127">Самый главный враг сестёр и Дискорда — скука</text:p>
        </text:list-item>
        <text:list-item>
          <text:p text:style-name="P127">В Эквестрии на одного жеребца приходится четыре - пять кобыл</text:p>
        </text:list-item>
        <text:list-item>
          <text:p text:style-name="P1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7">Селестия в первые полторы тысячи лет путешествовала — и заварила несколько войн (две — с Эквестрией, в одной была против Луны)</text:p>
        </text:list-item>
        <text:list-item>
          <text:p text:style-name="P127">Настоящий цвет гривы Селестии — клубнично-розовая. Радужный цвет гривы и хвоста поддерживается магией</text:p>
        </text:list-item>
        <text:list-item>
          <text:p text:style-name="P127">Кроме Дискорда, старше сестёр ещё старейшина драконов</text:p>
        </text:list-item>
        <text:list-item>
          <text:p text:style-name="P127">Кэйденс не прожила и 60-ти лет и является низкорожденной</text:p>
        </text:list-item>
        <text:list-item>
          <text:p text:style-name="P12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7">Народ тихо фигел от нововведений и с ещё большим ожесточением продолжал делать по-своему</text:p>
        </text:list-item>
        <text:list-item>
          <text:p text:style-name="P1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7">Когда пони женятся, они обмениваются ножными браслетами</text:p>
        </text:list-item>
        <text:list-item>
          <text:p text:style-name="P127">Светилами, кроме сестёр, могут управлять единороги (группы), Дискорд, Твайлайт и Старсвирл</text:p>
        </text:list-item>
        <text:list-item>
          <text:p text:style-name="P127">Королева Кризалис — правительница Зелёной Долины</text:p>
        </text:list-item>
        <text:list-item>
          <text:p text:style-name="P127">Мать Луны и Селестии — аликорн Лорен. Мать Дискорда — Алиса (пони-человек)</text:p>
        </text:list-item>
        <text:list-item>
          <text:p text:style-name="P12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5">Искусственный интеллект. Создан Владом и Максом. Разработан для управления корпорациями.</text:p>
      <text:h text:style-name="Heading_20_3" text:outline-level="3">Норф</text:h>
      <text:p text:style-name="P8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2">Единорог. Холост, молод, мечтателен. Живёт в Кантерлоте. В свободное время рисует облака.</text:p>
      <text:h text:style-name="Heading_20_3" text:outline-level="3">Алекс</text:h>
      <text:p text:style-name="P92">Менеджер проектов, над одним из которых (Нексус) работает Макс.</text:p>
      <text:h text:style-name="Heading_20_3" text:outline-level="3">Ростик</text:h>
      <text:p text:style-name="P92">Лидер команды тестировщиков</text:p>
      <text:h text:style-name="Heading_20_3" text:outline-level="3">Стас</text:h>
      <text:p text:style-name="P92">Программист-новичок в команде Макса.</text:p>
      <text:h text:style-name="Heading_20_3" text:outline-level="3"><text:soft-page-break/>Рома</text:h>
      <text:p text:style-name="P92">Программист в команде UI-программистов</text:p>
      <text:h text:style-name="Heading_20_3" text:outline-level="3">Анджела</text:h>
      <text:p text:style-name="P92">Сисадмин. Флиртует с Максом.</text:p>
      <text:p text:style-name="P92"/>
      <text:h text:style-name="Heading_20_2" text:outline-level="2">Положения</text:h>
      <text:p text:style-name="P9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9" text:outline-level="2">1. Терра</text:h>
      <text:p text:style-name="P21">музыка - кондовая электронная, холодная и отчаянная (Electronics “Disappointed”)</text:p>
      <text:p text:style-name="P9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5">***</text:p>
      <text:p text:style-name="P95"/>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988852269880848012" text:style-name="L4">
        <text:list-item>
          <text:p text:style-name="P12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9"><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5"><text:s/>Сколько страниц сегодня нахреначили?</text:p><text:p text:style-name="P106">– <text:span text:style-name="T1">Восемь, учитель!</text:span></text:p><text:p text:style-name="P106">–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19">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text:span><text:span text:style-name="T1">Блестнула молния фотовспышки.</text:span></text:p>
      <text:p text:style-name="P36"><text:soft-page-break/><text:span text:style-name="T1">– Занавес. </text:span>– <text:s/><text:span text:style-name="T1">подытожил я.</text:span></text:p>
      <text:p text:style-name="P36"/>
      <text:h text:style-name="P120"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3">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19"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4">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8">Мне печалиться не стоит</text:p><text:p text:style-name="P108">Жизнь прекрасна и ярка</text:p><text:p text:style-name="P108">Телом молода, душою —</text:p><text:p text:style-name="P108">Как дракон морской мудра</text:p><text:p text:style-name="P108"/><text:p text:style-name="P108">Я видала взлёт империй,</text:p><text:p text:style-name="P108">Я жила среди легенд,</text:p><text:p text:style-name="P108">Древней магии мистерий</text:p><text:p text:style-name="P108">Я прилежнейший студент</text:p><text:p text:style-name="P108"/><text:p text:style-name="P108">Обожаема народом,</text:p><text:p text:style-name="P108">Уважаема врагом,</text:p><text:p text:style-name="P108">Но друзей моих немного,</text:p><text:p text:style-name="P108">Но жжёт душу холодом</text:p><text:p text:style-name="P108"/><text:p text:style-name="P108">Одинока и печальна,</text:p><text:p text:style-name="P108">Недоступна и строга,</text:p><text:p text:style-name="P108">Потеряла изначальный</text:p><text:p text:style-name="P108">Смысл жизни навсегда</text:p><text:p text:style-name="P108"/><text:p text:style-name="P108">Жизнь моя теперь публична,</text:p><text:p text:style-name="P108">Жизнь моя теперь для всех,</text:p><text:p text:style-name="P108">В этом — горе, в этом — счастье,</text:p><text:p text:style-name="P10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5">&lt;</text:span><text:span text:style-name="T47">Mark Knopfler - </text:span><text:span text:style-name="T46">Hill Farmer's Blues</text:span><text:span text:style-name="T35">&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6"><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49">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нял её с лица, скомкал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 про Селестию?</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40"><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oft-page-break/><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40">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0">эт правда?</text:span></text:p>
      <text:p text:style-name="P40"><text:span text:style-name="T12">– </text:span><text:span text:style-name="T50">Какая из? Их много, вообще-то. Ик!</text:span></text:p>
      <text:p text:style-name="P40"><text:span text:style-name="T12">– </text:span><text:span text:style-name="T50">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40"><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40"><text:span text:style-name="T12">– </text:span><text:span text:style-name="T50">Пока не умру?</text:span></text:p>
      <text:p text:style-name="P40"><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text:soft-page-break/>Кобылка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они деваются?</text:p>
      <text:p text:style-name="P43"><text:span text:style-name="T7">– М</text:span>ожет, он их ест? Вот и Скуталу куда-то пропала...</text:p>
      <text:p text:style-name="P43">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text:p>
      <text:p text:style-name="P47">«<text:span text:style-name="T7">P.S. Н</text:span>е гневите мироздание воровством! <text:span text:style-name="T27">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дней слетать в Фетлок и вернуться с резонаторными рубинами (или убедиться в их отсутствии в павильоне). А так мне придётся тащиться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text:span></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магнитные бури на солнце или какая-нибудь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их за день доставить обратно. К тому времени, как Макс вернётся, Твайли уже починит и настроит ускоритель. Так мы верняк пару дней сэкономим...</text:p>
      <text:p text:style-name="P43"/>
      <text:p text:style-name="P44">***</text:p>
      <text:p text:style-name="P43"/>
      <text:p text:style-name="P3"><text:soft-page-break/></text:p>
      <text:p text:style-name="P3"/>
      <text:p text:style-name="P1"><text:span text:style-name="T7">&lt;</text:span><text:span text:style-name="T20">Макс</text:span><text:span text:style-name="T19"> с Рэйнбоу </text:span><text:span text:style-name="T20">отправляются в Мэйнхеттен за резонатором для ускорителя (Дэш </text:span><text:span text:style-name="T20">пришлось </text:span><text:span text:style-name="T20">сопровождать Макса, </text:span><text:span text:style-name="T20">чтоб </text:span><text:span text:style-name="T20">быстро отнести р</text:span><text:span text:style-name="T20">е</text:span><text:span text:style-name="T20">зонатор обратно в Понивилль, чтоб Твайлайт занялась его настройкой, пока Макс будет возвращаться поездом. </text:span><text:span text:style-name="T20">Самому Максу пришлось отправиться в Фетлок, потому что мандат был на его имя</text:span><text:span text:style-name="T20">)</text:span><text:span text:style-name="T20">.</text:span></text:p>
      <text:p text:style-name="P1"><text:span text:style-name="T2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text:span><text:span text:style-name="T20">Также по дороге — авария (релься провалились в очередной провал).</text:span><text:span text:style-name="T20"> В пригороде Мэйнхэттена — Фетлоке — они находят павильон с </text:span><text:span text:style-name="T20">ускорителем и</text:span><text:span text:style-name="T20"> экспроприируют </text:span><text:span text:style-name="T20">его резонатор</text:span><text:span text:style-name="T20">, преодолевая сопротивление охраны (охрана накинулась на Макса, так как утром </text:span><text:span text:style-name="T20">уже </text:span><text:span text:style-name="T20">вышла газета об исчезновении Селестии </text:span><text:span text:style-name="T20">и обвинении Макса в киднэппинге </text:span><text:span text:style-name="T20">— Макс с Дэш узнают об этом </text:span><text:span text:style-name="T20">в Понивилле, </text:span><text:span text:style-name="T20">прочитав газету</text:span><text:span text:style-name="T20">). </text:span></text:p>
      <text:p text:style-name="P1"><text:span text:style-name="T20">П</text:span><text:span text:style-name="T20">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text:span><text:span text:style-name="T20">По дороге видят обеспоневшую Эквестрию (а многие </text:span><text:span text:style-name="T20">оставшиеся </text:span><text:span text:style-name="T20">пони без магии </text:span><text:span text:style-name="T20">уже </text:span><text:span text:style-name="T20">превратились в неразумных лошадок).</text:span></text:p>
      <text:p text:style-name="P30"/>
      <text:p text:style-name="P30"/>
      <text:p text:style-name="P30"/>
      <text:p text:style-name="P1"><text:span text:style-name="T20">В Понивилле</text:span><text:span text:style-name="T19"> — эксперимент с Воплощением Индрэ на </text:span><text:span text:style-name="T20">Макс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text:span><text:span text:style-name="T20">видит дерево реальностей Эквестрии и </text:span><text:span text:style-name="T20">в своём </text:span><text:span text:style-name="T20">сне-прошлом</text:span><text:span text:style-name="T20">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text:span><text:span text:style-name="T20">будущее</text:span><text:span text:style-name="T20"> со скелетом-Селестией, <text:s/>понями без разума и безжизненной, испещрённой провалами Эквестрией — там он встречает Луну. </text:span><text:span text:style-name="T20">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text:span><text:span text:style-name="T22">П</text:span><text:span text:style-name="T22">онивилля (Макса заметили при входе в библиотеку) через туннель в подвале — выжжен ускорителем в прошлый эксперимент </text:span><text:span text:style-name="T22">Твайлайт </text:span><text:span text:style-name="T22">— ведёт на обрывистый берег реки. </text:span><text:span text:style-name="T22">На выходе из тоннеля -</text:span><text:span text:style-name="T22"> встреча с Луной. </text:span><text:span text:style-name="T22">Потом — поездка в Кантерлот на парящей колеснице Луны (для безопасности Макса). Дэш отправляется с ним. </text:span><text:span text:style-name="T22">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text:span><text:span text:style-name="T22">Пинки, Рэрити — они хотят открыть окно с помощью магов (Селестию должна заменить шестёрка Элементов). </text:span></text:p>
      <text:p text:style-name="P1"><text:span text:style-name="T22">В </text:span><text:span text:style-name="T22">Кантерлоте после землятрясения и разрушения половины города, за Максом началась охота — он спасается на «Королеве Лорен) (его утягивает </text:span><text:span text:style-name="T22">до башни Луны </text:span><text:span text:style-name="T22">Дэш, до колесницы ему помогает пробраться Индиго).</text:span></text:p>
      <text:p text:style-name="P1"><text:span text:style-name="T22">В</text:span><text:span text:style-name="T22">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span></text:p>
      <text:p text:style-name="P1"><text:span text:style-name="T22">Дальше - написано</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ин становятся безмозглыми животными-пони</text:span>&gt;</text:p>
      <text:p text:style-name="P29"/>
      <text:p text:style-name="P36">&lt;<text:span text:style-name="T20">Ввести в фанфик исполнение Луной какой-то редчайшей королевской обязанности (из-за восстания) </text:span><text:soft-page-break/><text:span text:style-name="T20">—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0">- В законе не указана конкретный соправитель Диархии!</text:span>&gt;</text:p>
      <text:p text:style-name="P36"/>
      <text:p text:style-name="P36">&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132">&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0"/>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text:soft-page-break/>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20">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1"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19">На Терре Селестия, будучи в компьютере, случайно пробуждает в Нексусе активный интеллект. </text:span><text:soft-page-break/><text:span text:style-name="T19">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19">Видишь ли, аликорну очень трудно отказать. У них очень сильный характер. Характер, </text:span><text:span text:style-name="T19">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1"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text:soft-page-break/>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oft-page-break/><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1" text:outline-level="2">Рейд пони-рэйнджеров-2 (<text:span text:style-name="T19">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text:soft-page-break/>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19">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oft-page-break/><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1"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3"/>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21" text:outline-level="2">В библиотеке замка Селестии</text:h>
      <text:p text:style-name="P87"/>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55"/>
      <text:h text:style-name="P121" text:outline-level="2">Понивилль</text:h>
      <text:p text:style-name="P55"/>
      <text:h text:style-name="P121"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oft-page-break/><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1" text:outline-level="2">Первый сеанс двойного сна. Рэрити</text:h>
      <text:p text:style-name="P55"/>
      <text:p text:style-name="P55"><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text:soft-page-break/>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1" text:outline-level="2">Сон Макса</text:h>
      <text:p text:style-name="P87"/>
      <text:p text:style-name="P55"><text:span text:style-name="T7">&lt;</text:span><text:span text:style-name="T19">он медленно просыпается от комы в больнице в отделении реанимации после падения (упал на </text:span><text:span text:style-name="T19">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4">–</text:span><text:span text:style-name="T19"> Готова, </text:span><text:span text:style-name="T24">–</text:span><text:span text:style-name="T19">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text:soft-page-break/>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1"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5"/>
      <text:h text:style-name="P121"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19">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oft-page-break/><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19">Дэш расплачивается за Макса в кафе. Когда тот спрашивает, почему она и Пинки платят за него, </text:span><text:soft-page-break/><text:span text:style-name="T19">Дэш, вместо ответа, говорит:</text:span></text:p>
      <text:p text:style-name="P55"><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19">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oft-page-break/><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oft-page-break/><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text:soft-page-break/>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19">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87"/>
      <text:p text:style-name="P87"/>
      <text:p text:style-name="P87"/>
      <text:p text:style-name="P87"/>
      <text:p text:style-name="P55"><text:span text:style-name="T7">&lt;</text:span><text:span text:style-name="T19">Подходя к замку Принцесс, Дэш рассказывает Максу обо сне, который она утаила - с Леро.</text:span><text:span text:style-name="T7">&gt;</text:span> </text:p>
      <text:p text:style-name="P55"><text:span text:style-name="T7">&lt;</text:span><text:span text:style-name="T19">Кто следующий готов рассказывать?</text:span></text:p>
      <text:p text:style-name="P62">Пинки дёрнулась на месте, но промолчала.</text:p>
      <text:p text:style-name="P55"><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5"><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2"><text:soft-page-break/>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21"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1"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text:soft-page-break/>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1" text:outline-level="2">Поиск решения</text:h>
      <text:p text:style-name="P87"/>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0">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text:span><text:soft-page-break/><text:span text:style-name="T19">в срок.</text:span><text:span text:style-name="T7">&gt;</text:span></text:p>
      <text:p text:style-name="P55"/>
      <text:h text:style-name="P121"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
      <text:p text:style-name="P55"><text:span text:style-name="T7">&lt;</text:span><text:span text:style-name="T19">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text:soft-page-break/>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5">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text:soft-page-break/>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19">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1"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1" text:outline-level="2">Поиски</text:h>
      <text:p text:style-name="P55"/>
      <text:p text:style-name="P5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oft-page-break/><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text:soft-page-break/>–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1" text:outline-level="2">Безнадёжность</text:h>
      <text:p text:style-name="P59">&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5">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19">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text:soft-page-break/>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1" text:outline-level="2">След?</text:h>
      <text:p text:style-name="P87"/>
      <text:p text:style-name="P55"><text:span text:style-name="T7">&lt;</text:span><text:span text:style-name="T19">сначала эпизод - проверка сумки в серверной</text:span><text:span text:style-name="T7">&gt;</text:span></text:p>
      <text:p text:style-name="P55"><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 Анджела, можно тебя на секундочку?</text:p>
      <text:p text:style-name="P55">– Да? – Она захлопнула книгу <text:span text:style-name="T7">&lt;</text:span><text:span text:style-name="T19">“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text:soft-page-break/>–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19">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1" text:outline-level="2">Озарение</text:h>
      <text:p text:style-name="P55"/>
      <text:p text:style-name="P55"><text:soft-page-break/><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3"/>
      <text:p text:style-name="P7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3"/>
      <text:p text:style-name="P70">Разговор не клеился.</text:p>
      <text:p text:style-name="P7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3"><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3"><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3"><text:span text:style-name="T7">– </text:span>Ну хорошо. Убедила. В конце-концов, можем поступить так. Вы с Флатти вернётесь обратно а я продолжу поиски здесь.</text:p>
      <text:p text:style-name="P73"><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3"><text:span text:style-name="T7">– </text:span>Вы можете связываться со мной раз в месяц по коридору.</text:p>
      <text:p text:style-name="P73"><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3"><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3">Эпплджек недоверчиво хмыкнула.</text:p>
      <text:p text:style-name="P73"><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3"><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73"><text:span text:style-name="T7">– </text:span>Конечно оставаться. Кто ещё, кроме нас, может найти её?</text:p>
      <text:p text:style-name="P73"><text:span text:style-name="T7">– </text:span>Я думал, ты не сможешь оставить Энджела и всех остальных надолго.</text:p>
      <text:p text:style-name="P73"><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8"><text:span text:style-name="T7">– </text:span>Извини, Флаттершай, забылся.</text:p>
      <text:p text:style-name="P78"><text:span text:style-name="T7">– </text:span>Та ладно, я ж не против, – возразила Эпплджек. – Не парься, Флатти. Было б хуже, если б он <text:s/>назвал меня Эпплджек на людях.</text:p>
      <text:p text:style-name="P78"><text:span text:style-name="T7">– </text:span>Ты так... – запнулась Флаттершай. – Так быстро забыла свою ферму. И...</text:p>
      <text:p text:style-name="P78"><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8"><text:span text:style-name="T7">– </text:span>Как ты можешь так говорить? – расплакалась Флаттершай.</text:p>
      <text:p text:style-name="P78"><text:span text:style-name="T7">– </text:span>Эй, девушки, не ссорьтесь! Мы — одна команда! И надеюсь, останемся ею и в дальнейшем. </text:p>
      <text:list xml:id="list5016279213458030234" text:style-name="L5">
        <text:list-header>
          <text:p text:style-name="P13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8"><text:span text:style-name="T7">– </text:span>А если нет? – Эпплджек смотрела мне мне прямо в глаза.</text:p>
      <text:list xml:id="list21347194" text:continue-numbering="true" text:style-name="L5">
        <text:list-header>
          <text:p text:style-name="P135">Я молча пожал плечами. Эпплджек уверенно продолжила.</text:p>
        </text:list-header>
      </text:list>
      <text:p text:style-name="P78"><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8"><text:span text:style-name="T7">– </text:span>Спасибо, ЭйДжей.</text:p>
      <text:p text:style-name="P78"><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339931" text:continue-numbering="true" text:style-name="L5">
        <text:list-header>
          <text:p text:style-name="P135">Флаттершай пробормотала нечто, показавшееся мне знакомым.</text:p>
        </text:list-header>
      </text:list>
      <text:p text:style-name="P78"><text:span text:style-name="T7">– </text:span>Флатти, ты что-то сказала? Я не расслышал.</text:p>
      <text:p text:style-name="P78"><text:span text:style-name="T7">– </text:span>Намерение Изменяет Реальность.</text:p>
      <text:p text:style-name="P78"><text:span text:style-name="T7">– </text:span>Эээ. А где ты слышала эту фразу, если не секрет?</text:p>
      <text:p text:style-name="P78"><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345259" text:continue-numbering="true" text:style-name="L5">
        <text:list-header>
          <text:p text:style-name="P135">У меня как будто вспыхнула лампочка в мозгу. Кирпичики быстро выстраивались в целостную картину. Я ринулся в прихожую.</text:p>
        </text:list-header>
      </text:list>
      <text:p text:style-name="P78"><text:span text:style-name="T7">– </text:span>Флатти, ЭйДжей, буду через час. Ждите!</text:p>
      <text:p text:style-name="P73"/>
      <text:h text:style-name="P122" text:outline-level="2">Почти.</text:h>
      <text:p text:style-name="P88"/>
      <text:p text:style-name="P78">В офисе меня встретил лыбящийся Стас.</text:p>
      <text:p text:style-name="P7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8">Я уставился на Стаса и он, захлёбываясь от торопливости, начал <text:span text:style-name="T7">расказывать</text:span>.</text:p>
      <text:p text:style-name="P78"><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8">– Ты его уничтожил?</text:p>
      <text:p text:style-name="P78">– Кого?</text:p>
      <text:p text:style-name="P78">– Этический модуль. Селестию.</text:p>
      <text:p text:style-name="P7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8">– Ты его уничтожил?</text:p>
      <text:p text:style-name="P7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8">– То есть, на домашнем компьютере Влада модуль работает и дальше?</text:p>
      <text:p text:style-name="P78">– Ага. К нему-то у меня доступа нету. Но в кластер к Нексусу он больше не пролезет.</text:p>
      <text:p text:style-name="P78">– Спасибо, Стас. Ты молодец.</text:p>
      <text:p text:style-name="P78">Ниточка, чуть было не прервавшаяся в офисе, повела в квартиру Влада.</text:p>
      <text:p text:style-name="P78"/>
      <text:h text:style-name="P122" text:outline-level="2">Дискорд</text:h>
      <text:p text:style-name="P87"/>
      <text:p text:style-name="P88">Девушки поспешно собирались, пока я растолковывал им задачу.</text:p>
      <text:p text:style-name="P8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7">– </text:span>Это тот твой приятель, который разбился с полгода назад? – спросила Эпплджек.</text:p>
      <text:p text:style-name="P88"><text:span text:style-name="T7">– </text:span>Да, это он.</text:p>
      <text:p text:style-name="P88"><text:span text:style-name="T7">– </text:span>А как мы попадём в его квартиру? Там сейчас кто-то живёт? – Флаттершай прыгала на одной ноге, натягивая кед.</text:p>
      <text:p text:style-name="P8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7">– </text:span>Макс, что случилось? У нас проблемы?</text:p>
      <text:p text:style-name="P8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pan text:style-name="T7">– </text:span>Так что, будем ломать дверь? – Эпплджек критически осмотрелась, подмечая бабулек на лавочке и зевак во внутреннем скверике.</text:p>
      <text:p text:style-name="P89"><text:span text:style-name="T7">– </text:span>Нет нужды. Лучше станьте-ка сзади меня так, чтобы заслонить от этих бабулек и от вооон той камеры наблюдения.</text:p>
      <text:list xml:id="list4328543551414415482" text:style-name="L6">
        <text:list-header>
          <text:p text:style-name="P13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8">Раздался лёгкий «кряк» и дверь подалась.</text:p>
      <text:p text:style-name="P109"><text:span text:style-name="T7">– </text:span>Девушки, заходим.</text:p>
      <text:p text:style-name="P7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8">Прихожая встретила нас толстым слоем пыли. Мы тихонько прошли внутрь и я закрыл дверь изнутри.</text:p>
      <text:p text:style-name="P73"><text:span text:style-name="T1">Компьютер</text:span> стоял там же, где и обычно <text:span text:style-name="T1">— в личном кабинете Влада на столе у окна.</text:span></text:p>
      <text:p text:style-name="P109"><text:span text:style-name="T7">– </text:span>Макс, тут окно разбито! И верёвка какая-то висит. – крикнула Флаттершай из кухни.</text:p>
      <text:p text:style-name="P109"><text:span text:style-name="T7">– </text:span>Оставь, Флатти, не сейчас! – отмахнулся я.</text:p>
      <text:p text:style-name="P116">Лампочка питания на ноутбуке горела, <text:s/>но подключенный монитор оставался тёмным. Я постучал по пробелу, но безрезультатно.</text:p>
      <text:p text:style-name="P109"><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9"><text:span text:style-name="T7">– </text:span>Монитор выключен. – <text:s/>раздалось из угла. Кресло с высокой спинкой повернулось, открыв нашим взорам Дискорда. </text:p>
      <text:p text:style-name="P109">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9">Он приподнял панамку, дурашливо здороваясь.</text:p>
      <text:p text:style-name="P109"><text:span text:style-name="T7">– </text:span>Оп-па! – пробормотала Эпплджек. – Нежданчик!</text:p>
      <text:p text:style-name="P109"><text:span text:style-name="T7">– </text:span>Ты, я вижу, времени не терял, – моя рука под прикрытием стола медленно тянулась к тяжёлой фарфоровой кружке, стоящей на краю.</text:p>
      <text:p text:style-name="P90"><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0"><text:span text:style-name="T7">– </text:span>А почему ты вообще решил искать нас тут? – спросила Эпплджек. – Приехал бы домой. Мы б тебя чаем напоили.</text:p>
      <text:p text:style-name="P90"><text:span text:style-name="T7">– </text:span>Видишь ли, дорогая Эй-Джей, я с самого начала знал, где находится наша уважаемая принцесса, а времени в обрез, так что...</text:p>
      <text:p text:style-name="P97">В проёме дверей появилась Флаттершай.</text:p>
      <text:p text:style-name="P90"><text:span text:style-name="T7">– </text:span>С кем это вы тут разговариваете?</text:p>
      <text:list xml:id="list5734849233788079680"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7">Оглушённый Дискорд попытался было отъехать на кресле в сторону, но я припёр его стулом к стенке.</text:p>
      <text:p text:style-name="P90">– Жанна, Флатти, хватайте ноут и на выход! Я с ним разберусь! Не теряйте вре...!</text:p>
      <text:p text:style-name="P90">– ТЫ ИДИО...!!!</text:p>
      <text:p text:style-name="P90">Дискорд <text:s/>зорал одновременно со мной, прикрываясь от меня руками, когда раздался оглушительный</text:p>
      <text:p text:style-name="P90">...</text:p>
      <text:p text:style-name="P91">БАХ!!!</text:p>
      <text:p text:style-name="P90">…</text:p>
      <text:p text:style-name="P9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искорда появилось удивлённо-мечтательное выражение и он вырубился.</text:p>
      <text:p text:style-name="P109"/>
      <text:h text:style-name="P121" text:outline-level="2">Селестия</text:h>
      <text:p text:style-name="P109"/>
      <text:p text:style-name="P8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9">Включенный монитор показал схематическое изображение Селестиии, </text:p>
      <text:p text:style-name="P110">&gt;\<text:span text:style-name="T1">Привет, Селестия. Это Макс. Как себя чувствуешь?</text:span></text:p>
      <text:p text:style-name="P110">&lt;\<text:span text:style-name="T1">Макс? МАКС??? МА-А-А-АКС!!! НАКОНЕЦ-ТО! КАК Я РАДА ТЕБЯ СЛЫШАТЬ! </text:span></text:p>
      <text:p text:style-name="P110">&gt;\<text:span text:style-name="T1">Я рад, что нашёл тебя, Тия.</text:span></text:p>
      <text:p text:style-name="P11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0">&gt;\<text:span text:style-name="T1">Тия, я сейчас подключу микрофон и колонки, и мы сможем общаться более удобно.</text:span></text:p>
      <text:p text:style-name="P109">…</text:p>
      <text:p text:style-name="P109"><text:soft-page-break/>– Привет опять. Как ты меня слышишь?</text:p>
      <text:p text:style-name="P10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0">– <text:span text:style-name="T1">Могу себе представить. Как-то раз я провёл три часа камере сенсорной депривации. Мне не понравилось.</text:span></text:p>
      <text:p text:style-name="P109">– Эммм... Ваше Высочество, вы в порядке? Мы так рады, что наконец-то нашли Вас! – вклинилась в разговор Эпплджек.</text:p>
      <text:p text:style-name="P109">– Кто тут? Макс, кто ещё с тобой?</text:p>
      <text:p text:style-name="P110"><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0">– <text:span text:style-name="T1">Девочки? Я рада вас слышать. А Твайлайт нет рядом?</text:span></text:p>
      <text:p text:style-name="P10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9">При этих словах Дискорд замычал и задёргался. Эпплджек нахмурилась и проверила верёвки, привязывающие его к спинке стула.</text:p>
      <text:p text:style-name="P10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9">– Ноутбук — так называется место, где я нахожусь сейчас? А кто это мычит?</text:p>
      <text:p text:style-name="P10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9">– О, духи предков, но зачем??? Почему у него кляп во рту?</text:p>
      <text:p text:style-name="P109">– Мы связали его. Он нас предал. И тебя. И Эквестрию. Всех.</text:p>
      <text:p text:style-name="P109">При этих словах Эпплджек и Флаттершай непонимающе уставились на меня, а Дискорд протестующе замычал.</text:p>
      <text:p text:style-name="P109">Я начал рассказывать о своих догадках, и непонимающее выражение на лицах девушек сменилось удивлением.</text:p>
      <text:p text:style-name="P10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9">– А зачем тогда ты приложила его книгой? – непонимающе уставился я на неё.</text:p>
      <text:p text:style-name="P109">– Потому что ты напал на него. Я и подумала — тебе виднее. И подсобила.</text:p>
      <text:p text:style-name="P109">Флаттершай отрицающе мотнула головой.</text:p>
      <text:p text:style-name="P109">– Не может Дискорд быть предателем. Он мой друг.</text:p>
      <text:p text:style-name="P109">Дискорд благодарственно замычал и закивал головой.</text:p>
      <text:p text:style-name="P10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9">Дискорд завёл глаза на лоб и обречённо завыл.</text:p>
      <text:p text:style-name="P109">– Макс, постой. Дай мне поговорить с ним. – сказала Селестия. – Не могу поверить, что Дискорд на такое пошёл.</text:p>
      <text:p text:style-name="P109">– Ну хорошо. Поговори. Послушаем, что он скажет.</text:p>
      <text:p text:style-name="P109">Я красноречиво покачал кулак перед его носом и вытащил кляп.</text:p>
      <text:p text:style-name="P109">...</text:p>
      <text:p text:style-name="P98"><text:soft-page-break/>–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8">– Это я-то устраиваю цирк?!! ДА ТЫ НА СЕБЯ ПОСМОТРИ, КЛОУН!!! На людей кидаешься, чашками бросаешься, вон, мне нос разбил! Дерёшься...</text:p>
      <text:p text:style-name="P98">Я угрожающе поднёс тряпку к лицу Дискорда.</text:p>
      <text:p text:style-name="P98">– Ещё одно слово в таком тоне, и ты заткнёшься, а мы уйдём в Эквестрию без тебя!</text:p>
      <text:p text:style-name="P9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8">Дискорд демонстративно закрыл рот и посвистывая уставился в потолок.</text:p>
      <text:p text:style-name="P98">Разговор зашёл в тупик.</text:p>
      <text:p text:style-name="P101"/>
      <text:p text:style-name="P102">На мониторе высветился текст:</text:p>
      <text:p text:style-name="P10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2"/>
      <text:p text:style-name="P102">Из колонок послышался лёгкий шорох.</text:p>
      <text:p text:style-name="P98">– Дик, сейчас не время для ссор. – голос Селестии был мягким, но настойчивым. – Мы в одной лодке.</text:p>
      <text:p text:style-name="P98">– Тебе легко говорить! Тебе не разбивали нос и не оскорбляли угрозами!</text:p>
      <text:p text:style-name="P98">– Ты должен понимать, что у Макса были все основания так себя вести. Твоё поведение вызвало подозрения у него, ведь он мало тебя знает. </text:p>
      <text:p text:style-name="P98">К уговорам Селестии присоединилась Флаттершай.</text:p>
      <text:p text:style-name="P98">– Дискорд, миленький, прости его. Макс хороший. Он просто не знал, что ты тоже хороший...</text:p>
      <text:p text:style-name="P98">У Дискорда покраснели уши и он засмущался и заворчал.</text:p>
      <text:p text:style-name="P9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8">Я пропустил «дятла» мимо ушей.</text:p>
      <text:p text:style-name="P10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9">***</text:p>
      <text:p text:style-name="P9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8">Потому разбрасываться такой возможностью не стоит. Если уж тебе повезло оказаться в новом мире — исследуй его сполна!..</text:p>
      <text:p text:style-name="P99">***</text:p>
      <text:p text:style-name="P104">&lt;<text:span text:style-name="T20">сюда можно вставить похождения Дискорда — вторая неопубликованная глава. Первая — секс с Селестией</text:span>&gt;</text:p>
      <text:p text:style-name="P99">***</text:p>
      <text:p text:style-name="P102">– Развяжите мне, наконец, руки! Или хотя бы одну. Плечами жестикулировать неудобно.... </text:p>
      <text:p text:style-name="P102">Я развязал Дискорду левую руку.</text:p>
      <text:p text:style-name="P101"><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2">Дискорд принялся разминать затёкшее запястье.</text:p>
      <text:p text:style-name="P10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2">– Какое письмо, Корди? – вскинулась до этого зачарованно слушавшая Дискорда Флаттершай.</text:p>
      <text:p text:style-name="P102">– Ну ваше же! Вы с Эпплджек написали мне о своих мытарствах тут. Вежливо так написали, спасибо...</text:p>
      <text:p text:style-name="P102">Флаттершай покрылась пунцовыми пятнами.</text:p>
      <text:p text:style-name="P102">– Я... Мы... – тут она совсем стушевалась.</text:p>
      <text:p text:style-name="P102">– Так а почему ты сказал, что никто не уйдёт в Эквестрию? – наконец перебила Дискорда скучавшая до этого Эпплджек.</text:p>
      <text:p text:style-name="P102">Дискорд уставился на неё долгим взглядом, а потом хлопнул себя по лбу.</text:p>
      <text:p text:style-name="P10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2">– И что? – продолжила его мысль Эпплджек.</text:p>
      <text:p text:style-name="P102">–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2">– И?!! – до меня уже дошло, но Эпплджек продолжала тупить.</text:p>
      <text:p text:style-name="P102">–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2">– СКОЛЬКО??? – воскликнули хором я и девушки.</text:p>
      <text:p text:style-name="P102">Дискорд открыл было рот, но его слова заглушил звонок в дверь.</text:p>
      <text:p text:style-name="P102">– ОТКРОЙТЕ, ПОЛИЦИЯ! Вам даётся полминуты, чтобы открыть дверь. Через тридцать секунд дверь будет выбита!</text:p>
      <text:p text:style-name="P10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2">Блядь!</text:p>
      <text:p text:style-name="P102">– На крышу, живо!!! Через окно на кухне! – зашипел Дискорд, отчаянно дёргая узлы свободной рукой.</text:p>
      <text:p text:style-name="P102">Эпплджек, одной рукой сгребя в охапку ноутбук, второй увлекая Флаттершай, кинулась на кухню.</text:p>
      <text:p text:style-name="P102">– А толку? Куда мы с крыши денемся? – спросил я растерянно. Дискорд только раздражённо зарычал в ответ.</text:p>
      <text:p text:style-name="P98">Дверь содрогнулась от мощного удара. Послышался стук падающей штукатурки. Я сломя голову кинулся на кухню.</text:p>
      <text:p text:style-name="P98">– Развяжи меня, идиот!!! – гаркнул вдогонку Дискорд.</text:p>
      <text:p text:style-name="P9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8">– Давай на крышу! Я догоню! – рявкнул он, освобождая вторую руку.</text:p>
      <text:p text:style-name="P98">От второго удара дверная коробка крякнула и наполовину въехала в коридор. </text:p>
      <text:p text:style-name="P9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8">Верёвка в кухонном окне дёргалась от движений лезущих по ней Флатти и Эпплджек. Я словил её рукой и стал на подоконник.</text:p>
      <text:p text:style-name="P98">Чёрт!</text:p>
      <text:p text:style-name="P9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8">Но нет, триста тысяч чертей, раз девушки смогли – я тоже смогу!</text:p>
      <text:p text:style-name="P9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8">Я успел сократить расстояние до Эпплджек наполовину, когда девушки нашли решение.</text:p>
      <text:p text:style-name="P9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8">Я выдохнул.</text:p>
      <text:p text:style-name="P9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8">Чёрт! Чёрт! Чёрт! Чёрт!</text:p>
      <text:p text:style-name="P98">Бля!!!...</text:p>
      <text:p text:style-name="P98">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8"/>
      <text:h text:style-name="P121" text:outline-level="2">Назад, в Эквестрию</text:h>
      <text:p text:style-name="P98"/>
      <text:p text:style-name="P98">Долго паниковать не пришлось. </text:p>
      <text:p text:style-name="P98">Я почувствовал сильный рывок за шиворот и захват поперёк груди. </text:p>
      <text:p text:style-name="P98">– ОТПУСТИ ДЕВЧОНКУ!!! – загрохотало мне в ухо. Я открыл глаза.</text:p>
      <text:p text:style-name="P9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8">Я чуть поднял глаза и уставился в чешуйчатую морду дракона.</text:p>
      <text:p text:style-name="P98">– Отпусти Эпплджек. Я её держу. – повторил Дискорд. – Мне сбалансироваться надо. Вы не такие уж и лёгкие.</text:p>
      <text:p text:style-name="P9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8">Наконец это ему удалось, и дальнейший подъём на крышу происходил в молчании.</text:p>
      <text:p text:style-name="P9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8">Флаттершай оторвала заплаканное лицо от моей ветровки.</text:p>
      <text:p text:style-name="P98">– Да-да, ты прав, Корди. Я готова.</text:p>
      <text:p text:style-name="P98"><text:soft-page-break/>На длинной шее Дискорда разместились Эпплджек и Флаттершай. Я, для сохранения баланса, разместился позади крыльев.</text:p>
      <text:p text:style-name="P98">Дискорд расправил крылья и начал короткую пробежку к краю.</text:p>
      <text:p text:style-name="P10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8">И мы полетели навстречу закату.</text:p>
      <text:p text:style-name="P9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8">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8">– Пристегните ремни! – проревел Дискорд, резко ускоряясь. – Будет весело!!!</text:p>
      <text:p text:style-name="P9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8">– ЙУУУУУУУХХХУУУУУ!!! – заорал Дискорд, сложил крылья и врезался в шар.</text:p>
      <text:p text:style-name="P10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75">Из-за заинтересованности Эквуса в Максе, тому не приходится прилагать усилий для 34 — на что ему указывает Анакорн</text:p>
      <text:p text:style-name="P7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3"><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3"><text:span text:style-name="T1">– </text:span>Анакорн. <text:span text:style-name="T1">– о</text:span>трекомендовался он. <text:span text:style-name="T7">– </text:span><text:span text:style-name="T1">Демиург.</text:span></text:p>
      <text:p text:style-name="P73"><text:span text:style-name="T1">– </text:span>П-привет. Макс. <text:span text:style-name="T1">– в</text:span> смятении представился я.</text:p>
      <text:p text:style-name="P7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8"/>
      <text:p text:style-name="P73"><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78"/>
      <text:p text:style-name="P7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3"><text:span text:style-name="T1">Юноша</text:span> закинул ногу за ногу и пытливо смотрел на меня, играя карандашём .</text:p>
      <text:p text:style-name="P73">Я совсем запутался.</text:p>
      <text:p text:style-name="P73"><text:span text:style-name="T1">– </text:span>Какая проблема? Какое решение? Кто ты <text:span text:style-name="T1">вообще</text:span>?</text:p>
      <text:p text:style-name="P73"><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8">– Стоп, не торопись. – у меня голова пошла кругом от информации. – Я ничего не понял. Какие-такие проблемы? Какие варианты? Зачем его поддерживать?</text:p>
      <text:p text:style-name="P78">Анакорн недовольно поморщился, но продолжил.</text:p>
      <text:p text:style-name="P7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8">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8">На голограмме появилась солнечная система Эквуса. Почему-то в центре системы был сам Эквус. Вокруг него вращались солнце и луна.</text:p>
      <text:p text:style-name="P78">Анакорн плюхнулся обратно в кресло и схватился за голову. Потом, немного успокоившись, продолжил.</text:p>
      <text:p text:style-name="P7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8">Анакорн отпил из стакана и продолжил.</text:p>
      <text:p text:style-name="P7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8">Анакорн постучал по столику указкой. Солнечная система увеличилась, оставив в поле зрения только шар Эквуса.</text:p>
      <text:p text:style-name="P7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0">Ко мне наконец-то пришло понимание ситуации.</text:p>
      <text:p text:style-name="P8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8">Анакорн смутился.</text:p>
      <text:p text:style-name="P7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8">(<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8"><text:span text:style-name="T17">– Сам ты раздолбай! – произнёс, наконец, Свирл</text:span>)</text:p>
      <text:p text:style-name="P78">… И создали вы его достаточно топорно — видишь, он трещит по швам.</text:p>
      <text:p text:style-name="P78">– Хмм. То есть, это брони создали Эквус?</text:p>
      <text:p text:style-name="P7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8">Я вспомнил события последнего года <text:span text:style-name="T7">&lt;</text:span>упомянуть в эпизоде на Терре, что МЛП-сериал закрылся год назад<text:span text:style-name="T7">&gt;</text:span></text:p>
      <text:p text:style-name="P7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8">Анакорн с такой силой сжал карандаш, что он хрустнул.</text:p>
      <text:p text:style-name="P7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8"/>
      <text:p text:style-name="P78"/>
      <text:p text:style-name="P7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5">– </text:p>
      <text:p text:style-name="P78"><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0">– Верни Рэйнбоу!!!</text:p>
      <text:p text:style-name="P80">Обломки карандаша выпали из кулака Анакорна на столик.</text:p>
      <text:p text:style-name="P80">– Э-э-э… м-м-м… ну-у-у... Нельзя сказать, что это совсем невыполнимо… Но, прямо скажу, задачка не для студента!</text:p>
      <text:p text:style-name="P80">– А ты студент?</text:p>
      <text:p text:style-name="P8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0">– Нет. Плата остаётся неизменной. Тут мы квиты. У меня тоже мало шансов помочь тебе — я не имею ни малейшего понятия, как это сделать.</text:p>
      <text:p text:style-name="P80">Ставшие почти прозрачными стены комнаты снова обрели материальность. Анакорн пожал плечами и протянул мне руку через столик.</text:p>
      <text:p text:style-name="P8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0">Я задумался.</text:p>
      <text:p text:style-name="P8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0">Анакорн почесал в затылке.</text:p>
      <text:p text:style-name="P80">– А кьютимарки? Как, <text:span text:style-name="T7">&lt;</text:span><text:span text:style-name="T24">чёрт</text:span><text:span text:style-name="T7">&gt;</text:span> меня побери, объяснить кьютимарки?</text:p>
      <text:p text:style-name="P80">– А кьютимарки ты сам даришь пони, когда распознаёшь их жизненное предназначение.</text:p>
      <text:p text:style-name="P8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11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1">– Хорошо. Уболтал. Кьютимарки беру на себя. Так и знал, что мне самое трудное достанется!</text:p>
      <text:p text:style-name="P11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1">Анакорн проследил мой взгляд.</text:p>
      <text:p text:style-name="P111">– Нечего так смотреть. Если я стану применять магию вместо ловкости, теряется весь смысл упражнения... О, глянь-ка на Эквус!</text:p>
      <text:p text:style-name="P11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1"/>
      <text:p text:style-name="P113">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4"/>
      <text:p text:style-name="P11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3"/>
      <text:p text:style-name="P113"/>
      <text:p text:style-name="P111">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12">–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2">– Не понял? Это как? Как ты совместишь разрушенную магическими войнами Эквестрию с романтически-сексуальным раем для попаданцев?</text:p>
      <text:p text:style-name="P112"><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2">Анакорн долго мусолил карандаш, а потом вдруг заржал.</text:p>
      <text:p text:style-name="P112"><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2"><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2">Анакорн примирительно похлопал меня по плечу.</text:p>
      <text:p text:style-name="P112"><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2">Я подозрительно посмотрел на Анакорна.</text:p>
      <text:p text:style-name="P112"><text:span text:style-name="T7">– </text:span>Какой ещё, нафиг, «мой фанфик»? Я никакого фанфика не писал. И не собираюсь, вообще-то.</text:p>
      <text:p text:style-name="P112">Анакорн ехидно ухмыльнулся и откинулся в кресле, переплетя пальцы за затылком.</text:p>
      <text:p text:style-name="P112"><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1"><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1"><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1"><text:span text:style-name="T7">– </text:span>Факн щит<text:note text:id="ftn13" text:note-class="footnote"><text:note-citation>13</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1">Анакорн развёл руками.</text:p>
      <text:p text:style-name="P111"><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1">Анакорн, глядя на мои терзания, понимающе кивнул и продолжил.</text:p>
      <text:p text:style-name="P78">– Эквусу позарез нужна помощь. И он надеется получить эту помощь от тебя. Видишь, он из кожи вон лезет, чтобы тебе понравиться.</text:p>
      <text:p text:style-name="P75">Он старался тебя рассмешить и показать себя с лучшей стороны. К сожалению, надлого его не хватило — к твоему прибытию он был на грани...</text:p>
      <text:p text:style-name="P78">Тебе не приходилось заботиться о жилье и питании, ты нравишься кобылкам...</text:p>
      <text:p text:style-name="P78">– Гм! Я бы попросил тебя не касаться моих отношений с Рэйнбоу!</text:p>
      <text:p text:style-name="P7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8">У меня сердце буквально ухнуло куда-то вниз, в область желудка.</text:p>
      <text:p text:style-name="P7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8">– Та ладно, не утешай. Я не маленький ребёнок. Долг платежом красен. Сделаю то, что ты хочешь. Как сумею.</text:p>
      <text:p text:style-name="P7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8">Анакорн наблюдал за мной без улыбки. По его нейтральному выражению лица невозможно было догадаться, о чём он думает.</text:p>
      <text:p text:style-name="P78">– Ну вот и отлично. Рад, что мы наконец-то пришли к сделке.</text:p>
      <text:p text:style-name="P8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1">– Пора закругляться. Ты начинаешь сгорать. Надо утрясти последние детали, пока ещё есть пару минут.</text:p>
      <text:p text:style-name="P78">– Валяй. Я тебя внимательно слушаю.</text:p>
      <text:p text:style-name="P7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8">– А я разве сплю?</text:p>
      <text:p text:style-name="P78">– Сейчас — нет. Но как только мы закроем сделку — проснёшься. Потому что нет иного способа <text:soft-page-break/>вернуть тебя в реальный мир.</text:p>
      <text:p text:style-name="P78">– Эээ, постой. А как я в Эквестрию и обратно возвращался?</text:p>
      <text:p text:style-name="P7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8">Так вот, возвращать тебя обратно в твой мир я не буду. </text:p>
      <text:p text:style-name="P78">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8">– Ты ещё увидишь пару снов на прощание. Удачи!</text:p>
      <text:p text:style-name="P78"/>
      <text:p text:style-name="P82">&lt;<text:span text:style-name="T1">- Но если миры Эквестрии станут существовать — появятся и те из них, в которых тьма страданий, постапокалипсис.</text:span></text:p>
      <text:p text:style-name="P82"><text:span text:style-name="T1">- И это лучше, чем не существовать, поверь</text:span>&gt;</text:p>
      <text:p text:style-name="P79">***</text:p>
      <text:p text:style-name="P79"/>
      <text:p text:style-name="P78">&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8"/>
      <text:p text:style-name="P78">–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8">– Пожалста. – ответил я безучастно. – Всегда рад. Только Вам не нужно было ТАК распинаться, чтобы заручиться моей помощью.</text:p>
      <text:p text:style-name="P78">Селестия на мгновение смутилась, но продолжила.</text:p>
      <text:p text:style-name="P78">&lt;<text:span text:style-name="T19"> - Ты морочила мне яйца, чтобы заинтересовать? Всё, как Свирл указал?</text:span></text:p>
      <text:p text:style-name="P7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5">Я покачал головой.</text:p>
      <text:p text:style-name="P78"><text:soft-page-break/><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8">–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8">Селестия кивнула, соглашаясь, и образ её начал меркнуть.</text:p>
      <text:p text:style-name="P103">– <text:span text:style-name="T1">Окей. Будь счастлив и... спасибо тебе за всё, Макс.</text:span></text:p>
      <text:p text:style-name="P98">…</text:p>
      <text:p text:style-name="P10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8">Он нахлобучил на себя невесть откуда взявшуюся двууголку.</text:p>
      <text:p text:style-name="P98">– Как вам это нравится, господа?! Дискорд — спаситель Эквестрии! А ведь звучит!!! Разрешите откланяться!..</text:p>
      <text:p text:style-name="P98"/>
      <text:list xml:id="list593841380230153806" text:style-name="L8">
        <text:list-header>
          <text:p text:style-name="P137">(<text:span text:style-name="T26">Луна — как повелительница снов, слышала разговор Макса с Анакорном</text:span>)</text:p>
          <text:p text:style-name="P138"/>
        </text:list-header>
      </text:list>
      <text:p text:style-name="P99">***</text:p>
      <text:p text:style-name="P73"><text:span text:style-name="T1">–</text:span> Ты?..</text:p>
      <text:p text:style-name="P73"><text:span text:style-name="T1">–</text:span> Ты??!</text:p>
      <text:p text:style-name="P73"><text:span text:style-name="T1">–</text:span> Ты мне снишься??</text:p>
      <text:p text:style-name="P73"><text:span text:style-name="T1">–</text:span> Это ты мне снишься!!</text:p>
      <text:p text:style-name="P73"><text:span text:style-name="T1">–</text:span> Неважно… Пусть мы друг-другу снимся… Ты как, Дэш?</text:p>
      <text:p text:style-name="P7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3"><text:span text:style-name="T1">–</text:span> И я в порядке. Вот, возвращаюсь в свой мир. Ну, не совсем в свой. Почти в свой.</text:p>
      <text:p text:style-name="P73"><text:soft-page-break/><text:span text:style-name="T1">–</text:span> Навсегда?</text:p>
      <text:p text:style-name="P73"><text:span text:style-name="T1">–</text:span> Скорее всего, да.</text:p>
      <text:p text:style-name="P73"><text:span text:style-name="T1">–</text:span> Это плохо. Я хотела тебе сказать…</text:p>
      <text:p text:style-name="P73"><text:span text:style-name="T1">–</text:span> Не надо, Дэш. Не стоит терзать себя. Мне тоже очень хотелось остаться. Но так надо. Мне очень жаль…</text:p>
      <text:p text:style-name="P7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3"><text:span text:style-name="T1">–</text:span> И тебя, и Твайлайт, и Рэрити, и Селестию, и всех-всех-всех… Таковы правила.</text:p>
      <text:p text:style-name="P73"><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3">Я опустил руку на шею Дэш и ощутил теплоту и лёгкое покалывание в пустоте.</text:p>
      <text:p text:style-name="P73"><text:span text:style-name="T7">–</text:span> Мне кажется, Дэш, <text:span text:style-name="T1">м</text:span>ы найдём способ связаться. Рано или поздно.</text:p>
      <text:p text:style-name="P73"><text:span text:style-name="T1">–</text:span> И лучше рано, чем поздно! Я не люблю ждать!</text:p>
      <text:p text:style-name="P73"><text:span text:style-name="T1">–</text:span> Да, Дэш. <text:span text:style-name="T1">–</text:span> её образ начал таять. <text:span text:style-name="T1">–</text:span> Да, я помню. Я всё ещё помню…</text:p>
      <text:p text:style-name="P73"/>
      <text:h text:style-name="P121" text:outline-level="2">Земля</text:h>
      <text:p text:style-name="P76">Музыкальная тема из бегущего по лезвию бритвы — <text:span text:style-name="T7">Mission impossible</text:span></text:p>
      <text:p text:style-name="P77">&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3"/>
      <text:p text:style-name="P73"/>
      <text:p text:style-name="P73"/>
      <text:p text:style-name="P7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3"/>
      <text:p text:style-name="P7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3"/>
      <text:p text:style-name="P73"/>
      <text:p text:style-name="P73"/>
      <text:p text:style-name="P73"/>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6T01:15:36.49</dc:date>
    <meta:editing-duration>P77DT23H55M</meta:editing-duration>
    <meta:editing-cycles>4044</meta:editing-cycles>
    <meta:generator>OpenOffice/4.1.1$Win32 OpenOffice.org_project/411m6$Build-9775</meta:generator>
    <dc:creator>макс </dc:creator>
    <meta:document-statistic meta:table-count="0" meta:image-count="0" meta:object-count="0" meta:page-count="150" meta:paragraph-count="3059" meta:word-count="72412" meta:character-count="461877"/>
  </office:meta>
</office:document-meta>
</file>